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3362in"/>
    </style:style>
    <style:style style:name="co3" style:family="table-column">
      <style:table-column-properties fo:break-before="auto" style:column-width="5.589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8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1.5055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1.9555in"/>
    </style:style>
    <style:style style:name="co11" style:family="table-column">
      <style:table-column-properties fo:break-before="auto" style:column-width="2.5008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8307in"/>
    </style:style>
    <style:style style:name="co14" style:family="table-column">
      <style:table-column-properties fo:break-before="auto" style:column-width="0.7008in"/>
    </style:style>
    <style:style style:name="co15" style:family="table-column">
      <style:table-column-properties fo:break-before="auto" style:column-width="0.9173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2547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CUID</text:p>
          </table:table-cell>
          <table:table-cell office:value-type="string">
            <text:p>CUCustomer</text:p>
          </table:table-cell>
          <table:table-cell office:value-type="string">
            <text:p>CUAddress</text:p>
          </table:table-cell>
          <table:table-cell office:value-type="string">
            <text:p>CUShipAddress</text:p>
          </table:table-cell>
          <table:table-cell office:value-type="string">
            <text:p>CUPhone1</text:p>
          </table:table-cell>
          <table:table-cell office:value-type="string">
            <text:p>CUPhone2</text:p>
          </table:table-cell>
          <table:table-cell office:value-type="string">
            <text:p>CUContact1</text:p>
          </table:table-cell>
          <table:table-cell office:value-type="string">
            <text:p>CUContact2</text:p>
          </table:table-cell>
          <table:table-cell office:value-type="string">
            <text:p>CUFax</text:p>
          </table:table-cell>
          <table:table-cell office:value-type="string">
            <text:p>CUEmail1</text:p>
          </table:table-cell>
          <table:table-cell office:value-type="string">
            <text:p>CUEmail2</text:p>
          </table:table-cell>
          <table:table-cell office:value-type="string">
            <text:p>CUNotes</text:p>
          </table:table-cell>
          <table:table-cell office:value-type="string">
            <text:p>CUWeb</text:p>
          </table:table-cell>
          <table:table-cell office:value-type="string">
            <text:p>CUCode</text:p>
          </table:table-cell>
          <table:table-cell office:value-type="string">
            <text:p>CUAccount</text:p>
          </table:table-cell>
          <table:table-cell office:value-type="string">
            <text:p>CUTerms</text:p>
          </table:table-cell>
          <table:table-cell office:value-type="string">
            <text:p>CUFedTaxID</text:p>
          </table:table-cell>
          <table:table-cell office:value-type="string">
            <text:p>CUStateTaxID</text:p>
          </table:table-cell>
          <table:table-cell office:value-type="string">
            <text:p>CUNoPhonePrefix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B&amp;E Submarines</text:p>
          </table:table-cell>
          <table:table-cell office:value-type="string">
            <text:p>Penn's Landing, 211 South Columbus Blvd. &amp; Walnut St., Philadelphia, PA 19106, USA</text:p>
          </table:table-cell>
          <table:table-cell office:value-type="string">
            <text:p>Penn's Landing, 211 South Columbus Blvd. &amp; Walnut St., Philadelphia, PA 19106, USA</text:p>
          </table:table-cell>
          <table:table-cell office:value-type="string">
            <text:p>1-215-413-8655</text:p>
          </table:table-cell>
          <table:table-cell/>
          <table:table-cell office:value-type="string">
            <text:p>Edward Bentley, Principal</text:p>
          </table:table-cell>
          <table:table-cell/>
          <table:table-cell office:value-type="string">
            <text:p>1-315-345-6789</text:p>
          </table:table-cell>
          <table:table-cell office:value-type="string">
            <text:p>bentley@besub.com</text:p>
          </table:table-cell>
          <table:table-cell/>
          <table:table-cell office:value-type="string">
            <text:p>Diving equipment</text:p>
          </table:table-cell>
          <table:table-cell office:value-type="string">
            <text:p>http://en.wikipedia.org/wiki/Submarine</text:p>
          </table:table-cell>
          <table:table-cell office:value-type="string">
            <text:p>BANDE</text:p>
          </table:table-cell>
          <table:table-cell office:value-type="string">
            <text:p>C0001</text:p>
          </table:table-cell>
          <table:table-cell office:value-type="string">
            <text:p>CA</text:p>
          </table:table-cell>
          <table:table-cell office:value-type="string">
            <text:p>20-1234568</text:p>
          </table:table-cell>
          <table:table-cell office:value-type="string">
            <text:p>12-1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Hosmer Engineering</text:p>
          </table:table-cell>
          <table:table-cell table:number-columns-repeated="2" office:value-type="string">
            <text:p>1700 West Montgomery Avenue, Philadelphia, PA 19121, USA</text:p>
          </table:table-cell>
          <table:table-cell office:value-type="string">
            <text:p>1-215-763-6529</text:p>
          </table:table-cell>
          <table:table-cell/>
          <table:table-cell office:value-type="string">
            <text:p>Fenwick Hosmer, Principal</text:p>
          </table:table-cell>
          <table:table-cell/>
          <table:table-cell office:value-type="string">
            <text:p>1-315-456-7890</text:p>
          </table:table-cell>
          <table:table-cell office:value-type="string">
            <text:p>hosmer@hosmer.com</text:p>
          </table:table-cell>
          <table:table-cell/>
          <table:table-cell office:value-type="string">
            <text:p>Aviation engineering services</text:p>
          </table:table-cell>
          <table:table-cell office:value-type="string">
            <text:p>http://en.wikipedia.org/wiki/Aviation</text:p>
          </table:table-cell>
          <table:table-cell office:value-type="string">
            <text:p>HOSMER</text:p>
          </table:table-cell>
          <table:table-cell office:value-type="string">
            <text:p>C0002</text:p>
          </table:table-cell>
          <table:table-cell office:value-type="string">
            <text:p>90</text:p>
          </table:table-cell>
          <table:table-cell office:value-type="string">
            <text:p>20-1234569</text:p>
          </table:table-cell>
          <table:table-cell office:value-type="string">
            <text:p>12-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Universal Flying Machine Company</text:p>
          </table:table-cell>
          <table:table-cell table:number-columns-repeated="2" office:value-type="string">
            <text:p>One Charles Lindbergh Blvd., Garden City, NY 11530, USA</text:p>
          </table:table-cell>
          <table:table-cell office:value-type="string">
            <text:p>1-516-572-4111</text:p>
          </table:table-cell>
          <table:table-cell/>
          <table:table-cell office:value-type="string">
            <text:p>Peton Gale, President</text:p>
          </table:table-cell>
          <table:table-cell/>
          <table:table-cell office:value-type="string">
            <text:p>1-315-567-8901</text:p>
          </table:table-cell>
          <table:table-cell office:value-type="string">
            <text:p>pgale@ufmc.com</text:p>
          </table:table-cell>
          <table:table-cell/>
          <table:table-cell office:value-type="string">
            <text:p>Aviation electronics</text:p>
          </table:table-cell>
          <table:table-cell office:value-type="string">
            <text:p>http://en.wikipedia.org/wiki/Avionics</text:p>
          </table:table-cell>
          <table:table-cell office:value-type="string">
            <text:p>UFMC</text:p>
          </table:table-cell>
          <table:table-cell office:value-type="string">
            <text:p>C0003</text:p>
          </table:table-cell>
          <table:table-cell office:value-type="string">
            <text:p>30</text:p>
          </table:table-cell>
          <table:table-cell office:value-type="string">
            <text:p>20-1234570</text:p>
          </table:table-cell>
          <table:table-cell office:value-type="string">
            <text:p>12-1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Titus Bro. Construction Co.</text:p>
          </table:table-cell>
          <table:table-cell office:value-type="string">
            <text:p>26-15 Ulmer Street College Point, NY 11354, USA</text:p>
          </table:table-cell>
          <table:table-cell office:value-type="string">
            <text:p>26-15 Ulmer Street College Point, NY 11354, USA</text:p>
          </table:table-cell>
          <table:table-cell office:value-type="string">
            <text:p>1-718-554-2320</text:p>
          </table:table-cell>
          <table:table-cell/>
          <table:table-cell office:value-type="string">
            <text:p>Job Titus, Principal</text:p>
          </table:table-cell>
          <table:table-cell/>
          <table:table-cell office:value-type="string">
            <text:p>1-315-678-9012</text:p>
          </table:table-cell>
          <table:table-cell office:value-type="string">
            <text:p>job@titusbros.com</text:p>
          </table:table-cell>
          <table:table-cell/>
          <table:table-cell office:value-type="string">
            <text:p>Earth tunneling equipment</text:p>
          </table:table-cell>
          <table:table-cell office:value-type="string">
            <text:p>http://en.wikipedia.org/wiki/Tunnel</text:p>
          </table:table-cell>
          <table:table-cell office:value-type="string">
            <text:p>TITUS</text:p>
          </table:table-cell>
          <table:table-cell office:value-type="string">
            <text:p>C0004</text:p>
          </table:table-cell>
          <table:table-cell office:value-type="string">
            <text:p>NG</text:p>
          </table:table-cell>
          <table:table-cell office:value-type="string">
            <text:p>20-1234571</text:p>
          </table:table-cell>
          <table:table-cell office:value-type="string">
            <text:p>12-127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7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07T17:11:48.97</dc:date>
    <dc:creator>Dale Scott</dc:creator>
    <meta:generator>OpenOffice.org/3.2$Win32 OpenOffice.org_project/320m12$Build-9483</meta:generator>
    <meta:editing-duration>PT00H00M23S</meta:editing-duration>
    <meta:editing-cycles>1</meta:editing-cycles>
    <meta:document-statistic meta:table-count="1" meta:cell-count="83" meta:object-count="0"/>
  </office:meta>
</office:document-meta>
</file>